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acstBook" svg:font-family="Kacst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size="20pt" fo:font-weight="bold" officeooo:rsid="00167e8e" officeooo:paragraph-rsid="00167e8e"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fo:font-size="20pt" fo:font-weight="bold" officeooo:rsid="00167e8e" officeooo:paragraph-rsid="00167e8e" style:font-size-asian="20pt" style:font-weight-asian="bold" style:font-size-complex="20pt" style:font-weight-complex="bold"/>
    </style:style>
    <style:style style:name="P3" style:family="paragraph" style:parent-style-name="Heading_20_2">
      <style:text-properties fo:font-size="16pt" fo:font-weight="normal" officeooo:rsid="00167e8e" style:font-size-asian="16pt" style:font-weight-asian="normal" style:font-size-complex="16pt" style:font-weight-complex="normal"/>
    </style:style>
    <style:style style:name="P4" style:family="paragraph" style:parent-style-name="Heading_20_2">
      <style:paragraph-properties fo:text-align="start" style:justify-single-word="false"/>
      <style:text-properties fo:font-size="16pt" fo:font-weight="normal" officeooo:rsid="00167e8e" officeooo:paragraph-rsid="001c556e" style:font-size-asian="16pt" style:font-weight-asian="normal" style:font-size-complex="16pt" style:font-weight-complex="normal"/>
    </style:style>
    <style:style style:name="P5" style:family="paragraph" style:parent-style-name="Heading_20_2">
      <style:paragraph-properties fo:text-align="start" style:justify-single-word="false"/>
      <style:text-properties fo:font-size="14pt" fo:font-weight="normal" officeooo:rsid="00167e8e" officeooo:paragraph-rsid="001c556e" style:font-size-asian="12.25pt" style:font-weight-asian="normal" style:font-size-complex="14pt" style:font-weight-complex="normal"/>
    </style:style>
    <style:style style:name="P6" style:family="paragraph" style:parent-style-name="Heading_20_3">
      <style:paragraph-properties fo:text-align="start" style:justify-single-word="false"/>
      <style:text-properties fo:font-size="14pt" fo:font-weight="normal" officeooo:rsid="00167e8e" officeooo:paragraph-rsid="001c556e" style:font-size-asian="12.25pt" style:font-weight-asian="normal" style:font-size-complex="14pt" style:font-weight-complex="normal"/>
    </style:style>
    <style:style style:name="P7" style:family="paragraph" style:parent-style-name="Preformatted_20_Text">
      <style:paragraph-properties fo:text-align="center" style:justify-single-word="false"/>
      <style:text-properties fo:font-size="20pt" fo:font-weight="bold" officeooo:rsid="00167e8e" officeooo:paragraph-rsid="001c556e" style:font-size-asian="20pt" style:font-weight-asian="bold" style:font-size-complex="20pt" style:font-weight-complex="bold"/>
    </style:style>
    <style:style style:name="P8" style:family="paragraph" style:parent-style-name="Preformatted_20_Text">
      <style:paragraph-properties fo:text-align="start" style:justify-single-word="false"/>
      <style:text-properties fo:font-size="20pt" fo:font-weight="normal" officeooo:rsid="00167e8e" officeooo:paragraph-rsid="001c556e" style:font-size-asian="20pt" style:font-weight-asian="normal" style:font-size-complex="20pt" style:font-weight-complex="normal"/>
    </style:style>
    <style:style style:name="P9" style:family="paragraph" style:parent-style-name="Text_20_body">
      <style:paragraph-properties fo:text-align="start" style:justify-single-word="false"/>
      <style:text-properties fo:font-size="20pt" fo:font-weight="normal" officeooo:rsid="00167e8e" officeooo:paragraph-rsid="001c556e" style:font-size-asian="20pt" style:font-weight-asian="normal" style:font-size-complex="20pt" style:font-weight-complex="normal"/>
    </style:style>
    <style:style style:name="P10" style:family="paragraph" style:parent-style-name="Text_20_body">
      <style:paragraph-properties fo:text-align="start" style:justify-single-word="false"/>
      <style:text-properties fo:font-size="16pt" fo:font-weight="normal" officeooo:rsid="00167e8e" officeooo:paragraph-rsid="001c556e" style:font-size-asian="16pt" style:font-weight-asian="normal" style:font-size-complex="16pt" style:font-weight-complex="normal"/>
    </style:style>
    <style:style style:name="P11" style:family="paragraph" style:parent-style-name="Text_20_body">
      <style:paragraph-properties fo:text-align="start" style:justify-single-word="false"/>
      <style:text-properties officeooo:paragraph-rsid="001c556e"/>
    </style:style>
    <style:style style:name="P12" style:family="paragraph" style:parent-style-name="Text_20_body">
      <style:text-properties fo:font-size="14pt" fo:font-weight="normal" officeooo:rsid="00167e8e" style:font-size-asian="12.25pt" style:font-weight-asian="normal" style:font-size-complex="14pt" style:font-weight-complex="normal"/>
    </style:style>
    <style:style style:name="P13" style:family="paragraph" style:parent-style-name="Text_20_body">
      <style:paragraph-properties fo:text-align="start" style:justify-single-word="false"/>
      <style:text-properties fo:font-size="14pt" fo:font-weight="normal" officeooo:rsid="00167e8e" officeooo:paragraph-rsid="001c556e" style:font-size-asian="12.25pt" style:font-weight-asian="normal" style:font-size-complex="14pt" style:font-weight-complex="normal"/>
    </style:style>
    <style:style style:name="T1" style:family="text">
      <style:text-properties officeooo:rsid="00192ea6"/>
    </style:style>
    <style:style style:name="T2" style:family="text">
      <style:text-properties officeooo:rsid="001c556e"/>
    </style:style>
    <style:style style:name="T3" style:family="text">
      <style:text-properties style:font-name="Liberation Sans"/>
    </style:style>
    <style:style style:name="T4" style:family="text">
      <style:text-properties style:font-name="Liberation Sans" fo:font-size="14pt" style:font-size-asian="14pt" style:font-size-complex="14pt"/>
    </style:style>
    <style:style style:name="T5" style:family="text">
      <style:text-properties style:font-name="Liberation Sans" fo:font-size="14pt" officeooo:rsid="001ebf88" style:font-size-asian="14pt" style:font-size-complex="14pt"/>
    </style:style>
    <style:style style:name="T6" style:family="text">
      <style:text-properties style:font-name="Liberation Sans" fo:font-size="14pt" fo:font-weight="normal" officeooo:rsid="00167e8e" style:font-size-asian="14pt" style:font-weight-asian="normal" style:font-size-complex="14pt" style:font-weight-complex="normal"/>
    </style:style>
    <style:style style:name="T7" style:family="text">
      <style:text-properties style:font-name="Liberation Sans" fo:font-weight="normal" officeooo:rsid="00167e8e" style:font-weight-asian="normal" style:font-weight-complex="normal"/>
    </style:style>
    <style:style style:name="T8" style:family="text">
      <style:text-properties style:font-name="Liberation Sans" fo:font-size="12pt" fo:font-weight="normal" officeooo:rsid="00167e8e" style:font-size-asian="12pt" style:font-weight-asian="normal" style:font-size-complex="12pt" style:font-weight-complex="normal"/>
    </style:style>
    <style:style style:name="T9" style:family="text">
      <style:text-properties style:font-name="KacstBook"/>
    </style:style>
    <style:style style:name="T10" style:family="text">
      <style:text-properties fo:font-size="14pt" style:font-size-asian="14pt" style:font-size-complex="14pt"/>
    </style:style>
    <style:style style:name="T1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ter<text:span text:style-name="T2">2</text:span></text:p>
      <text:p text:style-name="P7"/>
      <text:h text:style-name="P4" text:outline-level="2">2.1 Operating Systems</text:h>
      <text:p text:style-name="P8"><text:span text:style-name="T4">An </text:span><text:span text:style-name="Variable"><text:span text:style-name="T4">operating system</text:span></text:span><text:span text:style-name="T4"> is software that runs on a computing device and manages the hardware and software components that make up a functional computing system.</text:span></text:p>
      <text:p text:style-name="P8"><text:span text:style-name="T4"/></text:p>
      <text:p text:style-name="P8"><text:span text:style-name="T4">Computer users today have a choice mainly between three major operating systems: </text:span><text:span text:style-name="Strong_20_Emphasis"><text:span text:style-name="T4">Microsoft Windows</text:span></text:span><text:span text:style-name="T4">, </text:span><text:span text:style-name="Strong_20_Emphasis"><text:span text:style-name="T4">Apple macOS</text:span></text:span><text:span text:style-name="T4">, and </text:span><text:span text:style-name="Strong_20_Emphasis"><text:span text:style-name="T4">Linux</text:span></text:span><text:span text:style-name="T4">.</text:span></text:p>
      <text:p text:style-name="P8"><text:span text:style-name="T4"/></text:p>
      <text:h text:style-name="P4" text:outline-level="2"><text:span text:style-name="T3">2.2 Microsoft Windows</text:span></text:h>
      <text:p text:style-name="P10"><text:span text:style-name="Strong_20_Emphasis"><text:span text:style-name="T4">Microsoft</text:span></text:span><text:span text:style-name="T4"> offers different operating systems according to the machine’s role: desktop </text:span><text:span text:style-name="T5">and</text:span><text:span text:style-name="T4"> server.</text:span></text:p>
      <text:p text:style-name="P10"><text:span text:style-name="T4"/></text:p>
      <text:h text:style-name="P4" text:outline-level="2"><text:span text:style-name="T3">2.3 Apple macOS</text:span></text:h>
      <text:p text:style-name="P13"><text:span text:style-name="Strong_20_Emphasis"><text:span text:style-name="T3">Apple</text:span></text:span><text:span text:style-name="T3"> makes the </text:span><text:span text:style-name="Strong_20_Emphasis"><text:span text:style-name="T3">macOS</text:span></text:span><text:span text:style-name="T3"> operating system, which is partially based on software from the FreeBSD project and has undergone UNIX certification. macOS is well known for being “easy to use”, and as such has continued to be favored by users with limited access to IT resources like schools and small businesses. It is also very popular with programmers due to its robust UNIX underpinnings.</text:span></text:p>
      <text:p text:style-name="P13"><text:span text:style-name="T3"/></text:p>
      <text:h text:style-name="P4" text:outline-level="2"><text:span text:style-name="T3">2.4 Linux</text:span></text:h>
      <text:p text:style-name="P13"><text:span text:style-name="T3">Linux users typically obtain an operating system by downloading a </text:span><text:span text:style-name="Variable"><text:span text:style-name="T3">distribution</text:span></text:span><text:span text:style-name="T3">. A Linux distribution is a bundle of software, typically comprised of the Linux kernel, utilities, management tools, and even some application software in a package which also includes the means to update core software and install additional applications.</text:span></text:p>
      <text:p text:style-name="P13"><text:span text:style-name="T3"/></text:p>
      <text:h text:style-name="P5" text:outline-level="2"><text:soft-page-break/><text:span text:style-name="T3"/></text:h>
      <text:h text:style-name="P5" text:outline-level="2"><text:span text:style-name="T3"/></text:h>
      <text:h text:style-name="P4" text:outline-level="2"><text:span text:style-name="T3">2.4.1 Linux Distributions</text:span></text:h>
      <text:p text:style-name="P13"><text:span text:style-name="T3"/></text:p>
      <text:h text:style-name="P6" text:outline-level="3"><text:span text:style-name="T3">Red Hat</text:span></text:h>
      <text:p text:style-name="Text_20_body"><text:span text:style-name="Strong_20_Emphasis">Red Hat</text:span> started as a simple distribution that introduced the Red Hat Package Manager (RPM). The developer eventually formed a company around it, which tried to commercialize a Linux desktop for business. Over time, Red Hat started to focus more on the server applications, such as web- and file-serving and released <text:span text:style-name="Strong_20_Emphasis">Red Hat Enterprise Linux (RHEL)</text:span>, which was a paid service on a long release cycle. The release cycle dictates how often software is upgraded. A business may value stability and want long release cycles, while a hobbyist or a startup may want the latest software and opt for a shorter release cycle. To satisfy the latter group, Red Hat sponsors the <text:span text:style-name="Strong_20_Emphasis">Fedora Project</text:span> which makes a personal desktop comprising the latest software but is still built on the same foundations as the enterprise version.</text:p>
      <text:p text:style-name="Text_20_body"/>
      <text:p text:style-name="Text_20_body"><text:span text:style-name="Strong_20_Emphasis">Scientific Linux</text:span> is an example of a specific-use distribution based on Red Hat. The project is a Fermilab-sponsored distribution designed to enable scientific computing. Among its many applications, Scientific Linux is used with particle accelerators including the Large Hadron Collider at CERN.</text:p>
      <text:h text:style-name="Heading_20_3" text:outline-level="3">SUSE</text:h>
      <text:p text:style-name="Text_20_body"><text:span text:style-name="Strong_20_Emphasis">SUSE</text:span>, originally derived from <text:span text:style-name="Strong_20_Emphasis">Slackware</text:span>, was one of the first comprehensive Linux distributions, it has many similarities to Red Hat Enterprise Linux. The original company was purchased by Novell in 2003, which was then purchased by the Attachmate Group in 2011. The Attachmate group then merged with Micro Focus International in 2014, and in 2018 SUSE announced plans to go forward as an independent business. Through all of the mergers and acquisitions, SUSE has managed to continue and grow.</text:p>
      <text:p text:style-name="Text_20_body"/>
      <text:h text:style-name="Heading_20_3" text:outline-level="3">Debian</text:h>
      <text:p text:style-name="Text_20_body"><text:span text:style-name="Strong_20_Emphasis">Debian</text:span> is more of a community effort, and as such, also promotes the use of open source software and adherence to standards. Debian came up with its own package management system based on the <text:span text:style-name="Source_20_Text">.deb</text:span> file format. While Red Hat leaves non-Intel and AMD platform support to derivative projects, Debian supports many of these platforms directly.</text:p>
      <text:p text:style-name="Text_20_body"><text:span text:style-name="Strong_20_Emphasis">Ubuntu</text:span> is the most popular Debian-derived distribution. It is the creation of <text:span text:style-name="Strong_20_Emphasis">Canonical</text:span>, a company that was made to further the growth of Ubuntu and makes money by providing support. Ubuntu has several different variants for desktop, server and various specialized applications. They also offer an LTS version that is kept up-to-date for 3 years on desktops and 5 years on servers, which gives developers and the companies they work for confidence to build solutions based on a stable <text:soft-page-break/>distribution.</text:p>
      <text:p text:style-name="Text_20_body"><text:span text:style-name="Strong_20_Emphasis">‌⁠⁠Linux Mint</text:span> was started as a fork of Ubuntu Linux, while still relying upon the Ubuntu repositories. There are various versions, all free of cost, but some include proprietary codecs, which cannot be distributed without license restrictions in certain countries.</text:p>
      <text:h text:style-name="Heading_20_3" text:outline-level="3">Android</text:h>
      <text:p text:style-name="Text_20_body"/>
      <text:p text:style-name="Text_20_body"><text:span text:style-name="Strong_20_Emphasis">Android</text:span>, sponsored by Google, is the world’s most popular Linux distribution. It is fundamentally different from its counterparts. Android uses the <text:span text:style-name="Strong_20_Emphasis">Dalvik</text:span> virtual machine with Linux, providing a robust platform for mobile devices such as phones and tablets. However, lacking the traditional packages that are often distributed with Linux (such as GNU and Xorg), Android is generally incompatible with desktop Linux distributions.</text:p>
      <text:p text:style-name="Text_20_body"/>
      <text:h text:style-name="Heading_20_3" text:outline-level="3">Other</text:h>
      <text:p text:style-name="Text_20_body"><text:span text:style-name="Strong_20_Emphasis">Raspbian</text:span> is a specialized Linux distribution optimized to run on <text:span text:style-name="Strong_20_Emphasis">Raspberry Pi</text:span> hardware. This combination has seen significant use in training for programmers and hardware designers at all levels. Its low cost and ease of use have made it a favorite of educators worldwide, and many add-on devices are available to extend its capabilities into the physical world. There is a multitude of labs and projects available that teach everything from environmental monitoring to circuit design, machine learning, and robotics.</text:p>
      <text:p text:style-name="Text_20_body"><text:span text:style-name="Strong_20_Emphasis">Linux From Scratch (LFS)</text:span> is more of a learning tool than a working distribution. This project consists of an online book, and source code, with “step-by-step instructions” for building a custom Linux distribution from the source code up. This “distribution” embodies the true spirit of Linux whereby users can modify any aspect of the operating system and learn how all the pieces work together. It’s also a good starting point for anyone who needs specialized functionality or an ultra-compact build for an embedded system project.</text:p>
      <text:p text:style-name="P12"><text:span text:style-name="T3"/></text:p>
      <text:h text:style-name="P3" text:outline-level="2"><text:span text:style-name="T3">2.4.2 Embedded Systems</text:span></text:h>
      <text:p text:style-name="P12"><text:span text:style-name="T3"/></text:p>
      <text:p text:style-name="P11"><text:span text:style-name="T8">Linux started supporting other chips with an emphasis on small size and low power consumption. </text:span><text:span text:style-name="T11">Because of this flexibility, a significant number of device makers have used Linux as the operating system for their hardware products. Today we call these </text:span><text:span text:style-name="Variable"><text:span text:style-name="T11">embedded systems</text:span></text:span><text:span text:style-name="T11"> because they are designed to do a specific task on hardware optimized for only that purpose. These systems encompass a tremendous diversity of devices that are used today, from cell phones to smart TVs and appliances, to remote monitoring systems for pipelines and factories.</text:span></text:p>
      <text:p text:style-name="P10"><text:span text:style-name="T3"/></text:p>
      <text:p text:style-name="P9"><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acstBook" svg:font-family="Kacst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3T01:27:03.725737739</dc:date>
    <meta:editing-duration>PT4H25M41S</meta:editing-duration>
    <meta:editing-cycles>3</meta:editing-cycles>
    <meta:generator>LibreOffice/6.4.7.2$Linux_X86_64 LibreOffice_project/40$Build-2</meta:generator>
    <meta:document-statistic meta:table-count="0" meta:image-count="0" meta:object-count="0" meta:page-count="3" meta:paragraph-count="27" meta:word-count="941" meta:character-count="5965" meta:non-whitespace-character-count="5054"/>
  </office:meta>
</office:document-meta>
</file>